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 Pゴシック" svg:font-family="'Takao Pゴシック'" style:font-family-generic="swiss"/>
    <style:font-face style:name="Takao Pゴシック1" svg:font-family="'Takao Pゴシック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text-properties fo:font-size="10.25pt" style:font-size-asian="9pt" style:font-size-complex="10.25pt"/>
    </style:style>
    <style:style style:name="P7" style:family="paragraph" style:parent-style-name="Standard">
      <style:paragraph-properties fo:break-before="page"/>
      <style:text-properties fo:font-size="10.25pt" style:font-size-asian="9pt" style:font-size-complex="10.25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306_3366858298"/># TreeRingsInterpolation.R ####<text:bookmark-end text:name="__RefHeading___Toc306_3366858298"/></text:h>
      <text:p text:style-name="P6"/>
      <text:p text:style-name="P6">#' Read TreeRingsPoints shape file, check and save parameters</text:p>
      <text:p text:style-name="P6">#'</text:p>
      <text:p text:style-name="P6">#' @param TR is tree ring <text:s/>class (classTreeRingShape )</text:p>
      <text:p text:style-name="P6">#'</text:p>
      <text:p text:style-name="P6">#' #@return list of <text:s/>(P,P00,YR_P,n_id,YR_P,n_YR)</text:p>
      <text:p text:style-name="P6">#' @export</text:p>
      <text:p text:style-name="P6">#'</text:p>
      <text:p text:style-name="P6">#' @examples</text:p>
      <text:p text:style-name="P6">#' \dontrun{</text:p>
      <text:p text:style-name="P6">#' P_filename&lt;-'points277_h600'\t\t#####shape file name (without extention 'abc.shp' -&gt; 'abc')</text:p>
      <text:p text:style-name="P6">#' TreeRingsPoints(TR)</text:p>
      <text:p text:style-name="P6">#' #' }</text:p>
      <text:p text:style-name="P6"/>
      <text:p text:style-name="P6"/>
      <text:h text:style-name="Heading_20_2" text:outline-level="2"><text:bookmark-start text:name="__RefHeading___Toc308_3366858298"/>TreeRingsPoints &lt;- function(TR) {<text:bookmark-end text:name="__RefHeading___Toc308_3366858298"/></text:h>
      <text:p text:style-name="P6"><text:s text:c="2"/>d &lt;- ReadShapefile_TreeRingPoints(TR@P_filename, id.tag = TR@P_id.tag, ring.tag = TR@P_ring.tag)</text:p>
      <text:p text:style-name="P6"><text:s text:c="2"/>id &lt;- d$id</text:p>
      <text:p text:style-name="P6"><text:s text:c="2"/>yr &lt;- d$yr</text:p>
      <text:p text:style-name="P6"><text:s text:c="2"/># original point of a tree dist, ordinarily a pith,otherwise center of radial measurement points</text:p>
      <text:p text:style-name="P6"><text:s text:c="2"/>i &lt;- which(d$id == 0)</text:p>
      <text:p text:style-name="P6"><text:s text:c="2"/>(P00 &lt;- c(d$x[i], d$y[i])) <text:s/>### <text:s/>original point : P00</text:p>
      <text:p text:style-name="P6"><text:s text:c="2"/>d$x &lt;- d$x - P00[1]</text:p>
      <text:p text:style-name="P6"><text:s text:c="2"/>d$y &lt;- d$y - P00[2] <text:s/>### <text:s/>original point <text:s/>-&gt; 0,0 <text:s/>from <text:s/>P00</text:p>
      <text:p text:style-name="P6"/>
      <text:p text:style-name="P6"><text:s text:c="2"/>i &lt;- order(d$id, d$yr) <text:s/># <text:s/>sorting data</text:p>
      <text:p text:style-name="P6"><text:s text:c="2"/>(d &lt;- d[i, ]) <text:s/># reason : the shape file data saved without sorting in Qgis</text:p>
      <text:p text:style-name="P6"><text:s text:c="2"/>r &lt;- sqrt((d$x^2 + d$y^2)) <text:s/># <text:s/>distance from a pith (center of tree rings)</text:p>
      <text:p text:style-name="P6"><text:s text:c="2"/>l &lt;- sqrt(diff(d$x)^2 + diff(d$y)^2) <text:s/># distance between points</text:p>
      <text:p text:style-name="P6"><text:s text:c="2"/>rad &lt;- atan2(d$y, d$x)</text:p>
      <text:p text:style-name="P6"><text:s text:c="2"/>deg &lt;- rad/degree</text:p>
      <text:p text:style-name="P6"><text:s text:c="2"/>P &lt;- data.frame(d, rad, deg, r) <text:s/># data frame of radial measurement points</text:p>
      <text:p text:style-name="P6"><text:s text:c="2"/># \tdelete center point (id=0)</text:p>
      <text:p text:style-name="P6"><text:s text:c="2"/>P &lt;- subset(P, id != 0)</text:p>
      <text:p text:style-name="P6"><text:s text:c="2"/>P &lt;- na.omit(P)</text:p>
      <text:p text:style-name="P6"><text:s text:c="2"/>head(P)</text:p>
      <text:p text:style-name="P6"><text:s text:c="2"/>YR_P &lt;- unique(P$yr) <text:s/>##### P$yr</text:p>
      <text:p text:style-name="P6"><text:s text:c="2"/>n_YR &lt;- length(YR_P) <text:s/>##### total number of tree rings (including outermost cambium layer)</text:p>
      <text:p text:style-name="P6"><text:s text:c="2"/>n_id &lt;- length(unique(P$id)) <text:s/>##### number of radial measurement points</text:p>
      <text:p text:style-name="P6"/>
      <text:p text:style-name="P6"><text:s text:c="2"/>tail(d) <text:s/># <text:s/>check data #</text:p>
      <text:p text:style-name="P6"><text:s text:c="2"/>str(d)</text:p>
      <text:p text:style-name="P6"><text:s text:c="2"/>table(yr)</text:p>
      <text:p text:style-name="P6"><text:s text:c="2"/>plot(d$yr)</text:p>
      <text:p text:style-name="P6"><text:s text:c="2"/>plot(d$id)</text:p>
      <text:p text:style-name="P6"><text:s text:c="2"/>plot(sort(d$yr))</text:p>
      <text:p text:style-name="P6"><text:s text:c="2"/>plot(r)</text:p>
      <text:p text:style-name="P6"><text:s text:c="2"/>plot(deg, r, xlab = "center angle", ylab = "distance from center point")</text:p>
      <text:p text:style-name="P6"><text:s text:c="2"/>plot(d$id[-1], l, xlab = "id", ylab = "distances among points")</text:p>
      <text:p text:style-name="P6"/>
      <text:p text:style-name="P6"><text:s text:c="2"/>TR@P &lt;- P</text:p>
      <text:p text:style-name="P6"><text:soft-page-break/><text:s text:c="2"/>TR@P00 &lt;- P00</text:p>
      <text:p text:style-name="P6"><text:s text:c="2"/>TR@n_id &lt;- n_id</text:p>
      <text:p text:style-name="P6"><text:s text:c="2"/>TR@YR_P &lt;- YR_P</text:p>
      <text:p text:style-name="P6"><text:s text:c="2"/>TR@n_YR &lt;- n_YR</text:p>
      <text:p text:style-name="P6"/>
      <text:p text:style-name="P6"><text:s text:c="2"/>return(TR)</text:p>
      <text:p text:style-name="P6"/>
      <text:p text:style-name="P6"/>
      <text:p text:style-name="P6"/>
      <text:p text:style-name="P6">}</text:p>
      <text:p text:style-name="P6"/>
      <text:p text:style-name="P6"/>
      <text:p text:style-name="P6">#' Read representative tree ring lines from shape files</text:p>
      <text:p text:style-name="P6">#'</text:p>
      <text:p text:style-name="P6">#' @param <text:s/>TR is tree ring <text:s/>class (classTreeRingShape )</text:p>
      <text:p text:style-name="P6">#'</text:p>
      <text:p text:style-name="P6">#' @return TR (TreeRing class TR@L&lt;-L ; TR@L_&lt;-L_ ; TR@YR_L &lt;-YR_L ; TR@ln &lt;- ln)</text:p>
      <text:p text:style-name="P6">#' @export</text:p>
      <text:p text:style-name="P6">#'</text:p>
      <text:p text:style-name="P6">#' @examples</text:p>
      <text:p text:style-name="P6">#' <text:s/>\dontrun{</text:p>
      <text:p text:style-name="P6">#' <text:s/>setwd('../Abies_277_h400')</text:p>
      <text:p text:style-name="P6">#' <text:s/>TreeRingsLines(TR)</text:p>
      <text:p text:style-name="P6">#' <text:s/>}</text:p>
      <text:p text:style-name="P6">#'</text:p>
      <text:h text:style-name="Heading_20_2" text:outline-level="2"><text:bookmark-start text:name="__RefHeading___Toc310_3366858298"/>TreeRingsLines &lt;- function(TR) {<text:bookmark-end text:name="__RefHeading___Toc310_3366858298"/></text:h>
      <text:p text:style-name="P6"><text:s text:c="2"/>L &lt;- TR@L</text:p>
      <text:p text:style-name="P6"><text:s text:c="2"/>P00 &lt;- TR@P00</text:p>
      <text:p text:style-name="P6"><text:s text:c="2"/>P &lt;- TR@P</text:p>
      <text:p text:style-name="P6"><text:s text:c="2"/>L_ring_colname &lt;- TR@L_ring.tag</text:p>
      <text:p text:style-name="P6"><text:s text:c="2"/>d &lt;- shapefiles::read.shapefile(TR@L_filename) <text:s/>### read tree ring line from shape file</text:p>
      <text:p text:style-name="P6"><text:s text:c="2"/>#d &lt;- sf::st_read(TR@L_filename) <text:s/>### read tree ring line from shape file</text:p>
      <text:p text:style-name="P6"><text:s text:c="2"/>ring &lt;- as.numeric(as.vector(d$dbf$dbf[, L_ring_colname]))</text:p>
      <text:p text:style-name="P6"/>
      <text:p text:style-name="P6"/>
      <text:p text:style-name="P6"><text:s text:c="2"/># sorting tree ring lines with `ring` (year from outermost) 'jjj' is the order #</text:p>
      <text:p text:style-name="P6"><text:s text:c="2"/>jjj &lt;- order(ring)</text:p>
      <text:p text:style-name="P6"><text:s text:c="2"/>(ln &lt;- length(d$shp$shp))</text:p>
      <text:p text:style-name="P6"><text:s text:c="2"/>L &lt;- c()</text:p>
      <text:p text:style-name="P6"><text:s text:c="2"/>for (i in 1:ln) L &lt;- c(L, list(as.matrix(d$shp$shp[[jjj[i]]]$points))) <text:s/># Lの追加</text:p>
      <text:p text:style-name="P6"/>
      <text:p text:style-name="P6"><text:s text:c="2"/>(YR_L &lt;- c(as.numeric(as.vector(d$dbf$dbf[, L_ring_colname])))[jjj])</text:p>
      <text:p text:style-name="P6"/>
      <text:p text:style-name="P6"><text:s text:c="2"/>names(L) &lt;- YR_L <text:s/># add names of tree ring line #</text:p>
      <text:p text:style-name="P6"/>
      <text:p text:style-name="P6"><text:s text:c="2"/># conversion of coordinate center point to (0,0)</text:p>
      <text:p text:style-name="P6"><text:s text:c="2"/>for (i in 1:ln) L[[i]] &lt;- t(t(L[[i]]) - P00)</text:p>
      <text:p text:style-name="P6"/>
      <text:p text:style-name="P6"><text:s text:c="2"/># plot representative tree rings and measurement points</text:p>
      <text:p text:style-name="P6"><text:s text:c="2"/>plot(L[[1]], type = "l", col = "red")</text:p>
      <text:p text:style-name="P6"><text:s text:c="2"/>lapply(L, lines)</text:p>
      <text:p text:style-name="P6"><text:s text:c="2"/>points(P$x, P$y, pch = ".", col = "red")</text:p>
      <text:p text:style-name="P6"><text:s text:c="2"/>abline(h = 0, v = 0, col = "blue")</text:p>
      <text:p text:style-name="P6"/>
      <text:p text:style-name="P6"><text:soft-page-break/><text:s text:c="2"/># Llist2dataframe #</text:p>
      <text:p text:style-name="P6"><text:s text:c="2"/>L_ &lt;- Llist2dataframe(L)</text:p>
      <text:p text:style-name="P6"/>
      <text:p text:style-name="P6"><text:s text:c="2"/># relationships between center angle and distance from center point</text:p>
      <text:p text:style-name="P6"><text:s text:c="2"/>x &lt;- L[[1]][, 1]</text:p>
      <text:p text:style-name="P6"><text:s text:c="2"/>y &lt;- L[[1]][, 2]</text:p>
      <text:p text:style-name="P6"><text:s text:c="2"/>plot(atan2(y, x)/degree, sqrt(x^2 + y^2), type = "n", ylim = c(0, max(P$r, na.rm = TRUE)), xlab = "Center angle (degree)", ylab = "distance from the center point")</text:p>
      <text:p text:style-name="P6"><text:s text:c="2"/>for (ii in 1:length(L)) {</text:p>
      <text:p text:style-name="P6"><text:s text:c="4"/>x &lt;- L[[ii]][, 1]</text:p>
      <text:p text:style-name="P6"><text:s text:c="4"/>y &lt;- L[[ii]][, 2]</text:p>
      <text:p text:style-name="P6"><text:s text:c="4"/>points(atan2(y, x)/degree, sqrt(x^2 + y^2), pch = ".")</text:p>
      <text:p text:style-name="P6"><text:s text:c="2"/>}</text:p>
      <text:p text:style-name="P6"/>
      <text:p text:style-name="P6"/>
      <text:p text:style-name="P6"><text:s text:c="2"/># measurement points</text:p>
      <text:p text:style-name="P6"><text:s text:c="2"/>points(P$deg, P$r, col = "red", pch = ".")</text:p>
      <text:p text:style-name="P6"/>
      <text:p text:style-name="P6"><text:s text:c="2"/>TR@L &lt;- L</text:p>
      <text:p text:style-name="P6"><text:s text:c="2"/>TR@L_ &lt;- L_</text:p>
      <text:p text:style-name="P6"><text:s text:c="2"/>TR@YR_L &lt;- YR_L</text:p>
      <text:p text:style-name="P6"><text:s text:c="2"/>TR@ln &lt;- ln</text:p>
      <text:p text:style-name="P6"><text:s text:c="2"/>return(TR)</text:p>
      <text:p text:style-name="P6"/>
      <text:p text:style-name="P6">}</text:p>
      <text:p text:style-name="P6"/>
      <text:p text:style-name="P6"/>
      <text:p text:style-name="P6">#' Interpolates tree ring between representative (manual input) tree rings with tree ring points</text:p>
      <text:p text:style-name="P6">#'</text:p>
      <text:p text:style-name="P6">#' @param TR <text:s text:c="2"/>object <text:s/>of classTreeRingShape (without tree ring interpolated)</text:p>
      <text:p text:style-name="P6">#'</text:p>
      <text:p text:style-name="P6">#' @return TR <text:s/>object <text:s/>of classTreeRingShape (with tree ring interpolated)</text:p>
      <text:p text:style-name="P6">#' @export</text:p>
      <text:p text:style-name="P6">#'</text:p>
      <text:p text:style-name="P6">#' @examples</text:p>
      <text:p text:style-name="P6">#' slotNames(TR)</text:p>
      <text:p text:style-name="P6">#' help("classTreeRingShape-class",package="TreeRingShape")</text:p>
      <text:p text:style-name="P6">#' TR. &lt;- TreeRingsInterpolation(TR)</text:p>
      <text:p text:style-name="P6">#'</text:p>
      <text:h text:style-name="Heading_20_2" text:outline-level="2"><text:bookmark-start text:name="__RefHeading___Toc312_3366858298"/>TreeRingsInterpolation &lt;- function(TR) {<text:bookmark-end text:name="__RefHeading___Toc312_3366858298"/></text:h>
      <text:p text:style-name="P6"/>
      <text:p text:style-name="P6"><text:s text:c="2"/>TR@P -&gt; P</text:p>
      <text:p text:style-name="P6"><text:s text:c="2"/>TR@P00 -&gt; P00</text:p>
      <text:p text:style-name="P6"><text:s text:c="2"/>TR@n_id -&gt; n_id</text:p>
      <text:p text:style-name="P6"><text:s text:c="2"/>TR@YR_P -&gt; YR_P</text:p>
      <text:p text:style-name="P6"><text:s text:c="2"/>TR@n_YR -&gt; n_YR</text:p>
      <text:p text:style-name="P6"><text:s text:c="2"/>TR@L -&gt; L</text:p>
      <text:p text:style-name="P6"><text:s text:c="2"/>TR@L_ -&gt; L_</text:p>
      <text:p text:style-name="P6"><text:s text:c="2"/>TR@YR_L -&gt; YR_L</text:p>
      <text:p text:style-name="P6"><text:s text:c="2"/>TR@ln -&gt; ln</text:p>
      <text:p text:style-name="P6"/>
      <text:p text:style-name="P6"><text:s text:c="2"/>## YRn&lt;-10:11 #### number of representative tree ring lines &lt;&lt;&lt;&lt;&lt; for check fitting of Spline curve, needs more than 2</text:p>
      <text:p text:style-name="P6"><text:s text:c="2"/>## lines</text:p>
      <text:p text:style-name="P6"><text:soft-page-break/><text:s text:c="2"/>YRn &lt;- 1:length(YR_L) <text:s/>## for all data execution</text:p>
      <text:p text:style-name="P6"/>
      <text:p text:style-name="P6"><text:s text:c="2"/># check of reference number of radial measurement points (year+1，because outermost(ordinarily cambium layer) tree ring</text:p>
      <text:p text:style-name="P6"><text:s text:c="2"/># lines start from 0)</text:p>
      <text:p text:style-name="P6"/>
      <text:p text:style-name="P6"><text:s text:c="2"/>i12 &lt;- match(YR_L[YRn], YR_P)</text:p>
      <text:p text:style-name="P6"/>
      <text:p text:style-name="P6"><text:s text:c="2"/># new tree rings interpalated</text:p>
      <text:p text:style-name="P6"><text:s text:c="2"/>YR2 &lt;- YR_L[YRn[1]]:YR_L[rev(YRn)[1]]</text:p>
      <text:p text:style-name="P6"/>
      <text:p text:style-name="P6"/>
      <text:p text:style-name="P6"><text:s text:c="2"/># &gt;&gt;&gt; start of calculation for tree ring interpolation ####</text:p>
      <text:p text:style-name="P6"/>
      <text:p text:style-name="P6"><text:s text:c="2"/>L2 &lt;- c() <text:s/># list of tree rings to be interpolated</text:p>
      <text:p text:style-name="P6"/>
      <text:p text:style-name="P6"><text:s text:c="2"/>for (iii in 2:length(YRn)) {</text:p>
      <text:p text:style-name="P6"><text:s text:c="4"/>## If you want to check individual tree ring lines, input such as iii&lt;-3</text:p>
      <text:p text:style-name="P6"><text:s text:c="4"/>yr12 &lt;- YR_L[iii - 1]:YR_L[iii] <text:s/>## range of calculation</text:p>
      <text:p text:style-name="P6"><text:s text:c="4"/>i12_ &lt;- i12[iii - 1]:i12[iii] <text:s/>## <text:s/>reference number, caution!! <text:s/>the numbers are year +1</text:p>
      <text:p text:style-name="P6"><text:s text:c="4"/>if (length(i12_) == 2) {</text:p>
      <text:p text:style-name="P6"><text:s text:c="6"/>## this loop don't work to consecutive tree rings</text:p>
      <text:p text:style-name="P6"><text:s text:c="6"/>L2 &lt;- c(L2, list(L[[iii - 1]]))</text:p>
      <text:p text:style-name="P6"><text:s text:c="6"/>next</text:p>
      <text:p text:style-name="P6"><text:s text:c="4"/>}</text:p>
      <text:p text:style-name="P6"/>
      <text:p text:style-name="P6"><text:s text:c="4"/>yr_pn &lt;- c()</text:p>
      <text:p text:style-name="P6"><text:s text:c="4"/>for (i in 1:length(i12_)) {</text:p>
      <text:p text:style-name="P6"><text:s text:c="6"/>yr_pn &lt;- c(yr_pn, list(which(P$yr == yr12[i])))</text:p>
      <text:p text:style-name="P6"><text:s text:c="4"/>}</text:p>
      <text:p text:style-name="P6"><text:s text:c="4"/>names(yr_pn) &lt;- yr12</text:p>
      <text:p text:style-name="P6"/>
      <text:p text:style-name="P6"><text:s text:c="4"/>## plot of tree rings and nearest input points</text:p>
      <text:p text:style-name="P6"><text:s text:c="4"/>L_out &lt;- L[[YRn[iii - 1]]]</text:p>
      <text:p text:style-name="P6"><text:s text:c="4"/>L_in &lt;- L[[YRn[iii]]]</text:p>
      <text:p text:style-name="P6"><text:s text:c="4"/>np &lt;- nstP(L_out, L_in)</text:p>
      <text:p text:style-name="P6"><text:s text:c="4"/>plot(L[[1]], type = "l", col = "red")</text:p>
      <text:p text:style-name="P6"><text:s text:c="4"/>lapply(L, lines)</text:p>
      <text:p text:style-name="P6"><text:s text:c="4"/>segments(L_out[, 1], L_out[, 2], L_in[np, 1], L_in[np, 2], col = "blue")</text:p>
      <text:p text:style-name="P6"/>
      <text:p text:style-name="P6"/>
      <text:p text:style-name="P6"><text:s text:c="4"/>## plot</text:p>
      <text:p text:style-name="P6"><text:s text:c="4"/>rdst. &lt;- c()</text:p>
      <text:p text:style-name="P6"><text:s text:c="4"/>for (i in 2:(length(yr12) - 1)) {</text:p>
      <text:p text:style-name="P6"><text:s text:c="6"/>rdst. &lt;- c(rdst., list(rdst_MerginePlus(L, P, yr12[i])))</text:p>
      <text:p text:style-name="P6"><text:s text:c="4"/>}</text:p>
      <text:p text:style-name="P6"/>
      <text:p text:style-name="P6"/>
      <text:p text:style-name="P6"><text:s text:c="4"/>plot(0, type = "n", ylim = c(0, 1), xlim = c(-180, 180), main = paste(yr12[1], rev(yr12)[1], sep = "-"), xlab = "-180 to 180 degree",</text:p>
      <text:p text:style-name="P6"><text:s text:c="9"/>ylab = "ratio of distance between tree rings")</text:p>
      <text:p text:style-name="P6"/>
      <text:p text:style-name="P6"><text:s text:c="4"/>for (i in 1:length(rdst.)) points(rdst.[[i]], col = i)</text:p>
      <text:p text:style-name="P6"/>
      <text:p text:style-name="P6"><text:s text:c="4"/>spl &lt;- c() <text:s/>#### fit Spline curve</text:p>
      <text:p text:style-name="P6"><text:soft-page-break/><text:s text:c="4"/>for (ii in 1:length(rdst.)) {</text:p>
      <text:p text:style-name="P6"><text:s text:c="6"/>(spline &lt;- smooth.spline(rdst.[[ii]], spar = 2e-04))</text:p>
      <text:p text:style-name="P6"><text:s text:c="6"/>xxx &lt;- seq(-200, 200, 1)</text:p>
      <text:p text:style-name="P6"><text:s text:c="6"/>lines(predict(spline, xxx), col = "red")</text:p>
      <text:p text:style-name="P6"><text:s text:c="6"/>spl &lt;- c(spl, list(spline)) <text:s/># <text:s/>store spline curve function in 'spl'</text:p>
      <text:p text:style-name="P6"><text:s text:c="4"/>}</text:p>
      <text:p text:style-name="P6"><text:s text:c="4"/>names(spl) &lt;- yr12[2:(length(yr12) - 1)]</text:p>
      <text:p text:style-name="P6"/>
      <text:p text:style-name="P6"/>
      <text:p text:style-name="P6"><text:s text:c="4"/>## interpolation of tree rings ####</text:p>
      <text:p text:style-name="P6"><text:s text:c="4"/>L2 &lt;- c(L2, list(L_out))</text:p>
      <text:p text:style-name="P6"><text:s text:c="4"/>for (jj in 1:length(spl)) {</text:p>
      <text:p text:style-name="P6"><text:s text:c="6"/>spline &lt;- spl[[jj]]</text:p>
      <text:p text:style-name="P6"><text:s text:c="6"/># plot(predict(spline,-180:180))</text:p>
      <text:p text:style-name="P6"><text:s text:c="6"/>dL &lt;- L_out - L_in[np, ] <text:s/># difference of L_out and L_in</text:p>
      <text:p text:style-name="P6"><text:s text:c="6"/>L.ave &lt;- (L_out + L_in[np, ])/2 <text:s/># average of 2 coordinates</text:p>
      <text:p text:style-name="P6"><text:s text:c="6"/>deg_spl &lt;- atan2(L.ave[, 2], L.ave[, 1])/degree <text:s/># center angle</text:p>
      <text:p text:style-name="P6"><text:s text:c="6"/>ratio_ &lt;- predict(spline, deg_spl)$y</text:p>
      <text:p text:style-name="P6"><text:s text:c="6"/>L_cal &lt;- L_in[np, ] + dL * ratio_</text:p>
      <text:p text:style-name="P6"><text:s text:c="6"/>lines(L_cal, col = "red")</text:p>
      <text:p text:style-name="P6"><text:s text:c="6"/>L2 &lt;- c(L2, list(L_cal))</text:p>
      <text:p text:style-name="P6"><text:s text:c="4"/>}</text:p>
      <text:p text:style-name="P6"/>
      <text:p text:style-name="P6"><text:s text:c="2"/>}</text:p>
      <text:p text:style-name="P6"><text:s text:c="2"/>L2 &lt;- c(L2, list(L[[length(YRn)]])) <text:s/>#\tAdd innermost annual ring last</text:p>
      <text:p text:style-name="P6"><text:s text:c="2"/># &lt;&lt;&lt; end of calculation for tree ring interpolation ####</text:p>
      <text:p text:style-name="P6"/>
      <text:p text:style-name="P6"><text:s text:c="2"/>names(L2) &lt;- YR2 <text:s/>##\tname each annual ring</text:p>
      <text:p text:style-name="P6"/>
      <text:p text:style-name="P6"><text:s text:c="2"/>plot(L[[1]], type = "l", col = "red")</text:p>
      <text:p text:style-name="P6"><text:s text:c="2"/>lapply(L2, lines, col = "blue")</text:p>
      <text:p text:style-name="P6"><text:s text:c="2"/>points(P$x, P$y, pch = ".", col = "red")</text:p>
      <text:p text:style-name="P6"/>
      <text:p text:style-name="P6"><text:s text:c="2"/>TR@L2 &lt;- L2</text:p>
      <text:p text:style-name="P6"/>
      <text:p text:style-name="P6"><text:s text:c="2"/>return(TR)</text:p>
      <text:p text:style-name="P6"/>
      <text:p text:style-name="P6"/>
      <text:p text:style-name="P6"/>
      <text:p text:style-name="P6"/>
      <text:p text:style-name="P6"/>
      <text:p text:style-name="P6">}</text:p>
      <text:p text:style-name="P6"/>
      <text:p text:style-name="P6"/>
      <text:p text:style-name="P6">#' Construct a object (TR) of classTreeRingShape</text:p>
      <text:p text:style-name="P6">#'</text:p>
      <text:p text:style-name="P6">#'</text:p>
      <text:p text:style-name="P6">#'</text:p>
      <text:p text:style-name="P6">#' @param P_filename <text:s text:c="2"/>file name of shape file (P) for tree ring points <text:s/>(without extention)</text:p>
      <text:p text:style-name="P6">#' @param L_filename <text:s text:c="2"/>file name of shape file (L) for tree ring lines <text:s/>(without extention)</text:p>
      <text:p text:style-name="P6">#' @param L2_filename <text:s/>file name of shape file (L2) for tree ring lines interpolated (without extention)</text:p>
      <text:p text:style-name="P6">#' @param P_id.tag <text:s text:c="4"/>column name of id in shape file (P), default is 'id'</text:p>
      <text:p text:style-name="P6">#' @param P_ring.tag <text:s text:c="2"/>column name of ring no.(ordinaly year,outermost=0) in shape file (L), default is 'ring'</text:p>
      <text:p text:style-name="P6">#' @param L_ring.tag <text:s text:c="2"/>column name of ring no.(ordinaly year,outermost=0) in shape file (L), default is 'ring'</text:p>
      <text:p text:style-name="P6">#' @return generated new object from classTreeRingShape</text:p>
      <text:p text:style-name="P6">#' @export</text:p>
      <text:p text:style-name="P6"><text:soft-page-break/>#'</text:p>
      <text:p text:style-name="P6">#' @examples</text:p>
      <text:p text:style-name="P6">#' \dontrun{</text:p>
      <text:p text:style-name="P6">#' (wd. &lt;- getwd())</text:p>
      <text:p text:style-name="P6">#' setwd('../Abies_277_h400')</text:p>
      <text:p text:style-name="P6">#' # sample data enable to download from</text:p>
      <text:p text:style-name="P6">#' # https://www.sanchikanri.com/treering/Abies_277_h400.zip</text:p>
      <text:p text:style-name="P6">#' dir()</text:p>
      <text:p text:style-name="P6">#' TR.&lt;-TreeRingShape(</text:p>
      <text:p text:style-name="P6">#' P_filename='Abies_277_h400_TreeRing_Points.shp',</text:p>
      <text:p text:style-name="P6">#' L_filename='Abies_277_h400_TreeRing_Representative.shp',</text:p>
      <text:p text:style-name="P6">#' L2_filename='Abies_277_h400_TreeRing.shp',</text:p>
      <text:p text:style-name="P6">#' P_id.tag='id',P_ring.tag='ring',</text:p>
      <text:p text:style-name="P6">#' L_ring.tag='ring')</text:p>
      <text:p text:style-name="P6">#'</text:p>
      <text:p text:style-name="P6">#' <text:s/>TR.</text:p>
      <text:p text:style-name="P6">#' <text:s/>slotNames(TR.)</text:p>
      <text:p text:style-name="P6">#' <text:s/>str(TR.)</text:p>
      <text:p text:style-name="P6">#' <text:s/>dev.new()</text:p>
      <text:p text:style-name="P6">#' Lplot(TR.@L2)</text:p>
      <text:p text:style-name="P6">#'</text:p>
      <text:p text:style-name="P6">#' }</text:p>
      <text:p text:style-name="P6">#'</text:p>
      <text:p text:style-name="P6">#'</text:p>
      <text:h text:style-name="Heading_20_2" text:outline-level="2"><text:bookmark-start text:name="__RefHeading___Toc314_3366858298"/>TreeRingShape &lt;- function(P_filename, L_filename, L2_filename, P_id.tag = "id", P_ring.tag = "ring", L_ring.tag = "ring") {<text:bookmark-end text:name="__RefHeading___Toc314_3366858298"/></text:h>
      <text:p text:style-name="P6"/>
      <text:p text:style-name="P6"><text:s text:c="2"/># generate new TR object from classTreeRingShape</text:p>
      <text:p text:style-name="P6"/>
      <text:p text:style-name="P6"><text:s text:c="2"/>TR &lt;- new("classTreeRingShape") <text:s/># treering_cls #str(TR)</text:p>
      <text:p text:style-name="P6"/>
      <text:p text:style-name="P6"><text:s text:c="2"/># tree ring points</text:p>
      <text:p text:style-name="P6"><text:s text:c="2"/>TR@P_filename &lt;- P_filename <text:s/>#'points277_h400'</text:p>
      <text:p text:style-name="P6"><text:s text:c="2"/>TR@P_id.tag &lt;- "id"</text:p>
      <text:p text:style-name="P6"><text:s text:c="2"/>TR@P_ring.tag &lt;- "ring"</text:p>
      <text:p text:style-name="P6"><text:s text:c="2"/>TR &lt;- TreeRingsPoints(TR)</text:p>
      <text:p text:style-name="P6"/>
      <text:p text:style-name="P6"><text:s text:c="2"/># representative tree ring lines</text:p>
      <text:p text:style-name="P6"><text:s text:c="2"/>TR@L_filename &lt;- L_filename <text:s/># 'line277_h400'</text:p>
      <text:p text:style-name="P6"><text:s text:c="2"/>TR@L_ring.tag &lt;- L_ring.tag</text:p>
      <text:p text:style-name="P6"><text:s text:c="2"/>TR &lt;- TreeRingsLines(TR)</text:p>
      <text:p text:style-name="P6"/>
      <text:p text:style-name="P6"><text:s text:c="2"/># representative + interpolated tree ring lines</text:p>
      <text:p text:style-name="P6"><text:s text:c="2"/>TR@L2_filename &lt;- L2_filename <text:s/>#</text:p>
      <text:p text:style-name="P6"><text:s text:c="2"/>TR &lt;- TreeRingsInterpolation(TR)</text:p>
      <text:p text:style-name="P6"/>
      <text:p text:style-name="P6"><text:s text:c="2"/>return(TR)</text:p>
      <text:p text:style-name="P6"/>
      <text:p text:style-name="P6">}</text:p>
      <text:h text:style-name="P1" text:outline-level="1"><text:bookmark-start text:name="__RefHeading___Toc316_3366858298"/># ShapeFile.R ####<text:bookmark-end text:name="__RefHeading___Toc316_3366858298"/></text:h>
      <text:p text:style-name="P6"/>
      <text:p text:style-name="P6">#' <text:s/>Write a shapefile of interpolated tree rings</text:p>
      <text:p text:style-name="P6">#'</text:p>
      <text:p text:style-name="P6">#' @param L2 is as list of Tree ring polygons (X, Y)</text:p>
      <text:p text:style-name="P6">#' @param filename is a file name of shape file written to disk.</text:p>
      <text:p text:style-name="P6">#' The extension (.shp) is unnecessary.</text:p>
      <text:p text:style-name="P6">#'</text:p>
      <text:p text:style-name="P6">#' @return data of Shapefile</text:p>
      <text:p text:style-name="P6">#' @export</text:p>
      <text:p text:style-name="P6">#'</text:p>
      <text:p text:style-name="P6">#' @examples</text:p>
      <text:p text:style-name="P6">#'</text:p>
      <text:p text:style-name="P6">#' \dontrun{</text:p>
      <text:p text:style-name="P6">#' file.path &lt;- '../Abies_277_h400_test'</text:p>
      <text:p text:style-name="P6">#' tempdir()</text:p>
      <text:p text:style-name="P6">#'</text:p>
      <text:p text:style-name="P6">#' WriteShapefile_TreeRings (TR@L, tempfile("TreeRingShape_test"))</text:p>
      <text:p text:style-name="P6">#'</text:p>
      <text:p text:style-name="P6">#' }</text:p>
      <text:p text:style-name="P6"/>
      <text:h text:style-name="Heading_20_2" text:outline-level="2"><text:bookmark-start text:name="__RefHeading___Toc318_3366858298"/>WriteShapefile_TreeRings &lt;- function(L2 , filename = "test") {<text:bookmark-end text:name="__RefHeading___Toc318_3366858298"/></text:h>
      <text:p text:style-name="P6"><text:s text:c="2"/>id. &lt;- c()</text:p>
      <text:p text:style-name="P6"><text:s text:c="2"/>shp. &lt;- c()</text:p>
      <text:p text:style-name="P6"><text:s text:c="2"/>yn. &lt;- length(L2)</text:p>
      <text:p text:style-name="P6"><text:s text:c="2"/>yr. &lt;- names(L2)</text:p>
      <text:p text:style-name="P6"><text:s text:c="2"/>for (ii in 1:yn.) {</text:p>
      <text:p text:style-name="P6"><text:s text:c="4"/>shp. &lt;- rbind(shp., L2[[ii]])</text:p>
      <text:p text:style-name="P6"><text:s text:c="4"/>id. &lt;- c(id., rep((ii - 1), nrow(L2[[ii]])))</text:p>
      <text:p text:style-name="P6"><text:s text:c="2"/>}</text:p>
      <text:p text:style-name="P6"><text:s text:c="2"/>dd &lt;- data.frame(Id = id., X = shp.[, 1], Y = shp.[, 2])</text:p>
      <text:p text:style-name="P6"><text:s text:c="2"/>ddTable &lt;- data.frame(Id = 0:(yn. - 1), ring = yr.) <text:s/>###=c('1','2','3','4','5')</text:p>
      <text:p text:style-name="P6"><text:s text:c="2"/>ddShapefile &lt;- shapefiles::convert.to.shapefile(dd, ddTable, "Id", 3)</text:p>
      <text:p text:style-name="P6"><text:s text:c="2"/>shapefiles::write.shapefile(ddShapefile, filename, arcgis = T)</text:p>
      <text:p text:style-name="P6"><text:s text:c="2"/>return(ddShapefile)</text:p>
      <text:p text:style-name="P6">}</text:p>
      <text:p text:style-name="P6"/>
      <text:p text:style-name="P6"/>
      <text:p text:style-name="P6">#' <text:s/>Read a shape file of Tree Ring Points ( P : radial input and correction points)</text:p>
      <text:p text:style-name="P6">#'</text:p>
      <text:p text:style-name="P6">#' @param filename is a file name of Tree ring points (shape file )</text:p>
      <text:p text:style-name="P6">#' The extension (.shp) is unnecessary.</text:p>
      <text:p text:style-name="P6">#'</text:p>
      <text:p text:style-name="P6">#' @param <text:s text:c="2"/>id.tag <text:s/>string, column name of id (attribute table)</text:p>
      <text:p text:style-name="P6">#' @param ring.tag <text:s/>string, column name of ring years <text:s/>(0 is cambium layer)</text:p>
      <text:p text:style-name="P6">#'</text:p>
      <text:p text:style-name="P6">#' @return a data frame of TreeRingPoints (radial input and correction points)</text:p>
      <text:p text:style-name="P6">#' @export</text:p>
      <text:p text:style-name="P6">#'</text:p>
      <text:p text:style-name="P6">#' @examples</text:p>
      <text:p text:style-name="P6">#'\dontrun{</text:p>
      <text:p text:style-name="P6">#'</text:p>
      <text:p text:style-name="P6">#' # sample data of 'Abies_277_h400' can be download from</text:p>
      <text:p text:style-name="P6"><text:soft-page-break/>#' #https://www.sanchikanri.com/treering/Abies_277_h400.zip</text:p>
      <text:p text:style-name="P6">#'</text:p>
      <text:p text:style-name="P6">#' file.path &lt;- '../Abies_277_h400/Abies_277_h400_TreeRing_Points'</text:p>
      <text:p text:style-name="P6">#' ReadShapefile_TreeRingPoints(file.path,id.tag='id',ring.tag='ring')</text:p>
      <text:p text:style-name="P6">#'</text:p>
      <text:p text:style-name="P6">#' }</text:p>
      <text:p text:style-name="P6"/>
      <text:p text:style-name="P6">#'</text:p>
      <text:h text:style-name="Heading_20_2" text:outline-level="2"><text:bookmark-start text:name="__RefHeading___Toc320_3366858298"/>ReadShapefile_TreeRingPoints &lt;- function(filename = "points277_h600", id.tag = "id", ring.tag = "ring") {<text:bookmark-end text:name="__RefHeading___Toc320_3366858298"/></text:h>
      <text:p text:style-name="P6"><text:s text:c="2"/>d &lt;- sf::st_read(filename) <text:s/># 2022/12/18 <text:s/>str(d)</text:p>
      <text:p text:style-name="P6"><text:s text:c="2"/>xy &lt;- sf::st_coordinates(d)</text:p>
      <text:p text:style-name="P6"><text:s text:c="2"/>if (ncol(xy) == 3) {</text:p>
      <text:p text:style-name="P6"><text:s text:c="4"/>i &lt;- (unique(xy[, 3]))</text:p>
      <text:p text:style-name="P6"><text:s text:c="2"/>} else {</text:p>
      <text:p text:style-name="P6"><text:s text:c="4"/>i &lt;- 1:nrow(xy)</text:p>
      <text:p text:style-name="P6"><text:s text:c="2"/>}</text:p>
      <text:p text:style-name="P6"><text:s text:c="2"/>d. &lt;- data.frame(d)[i, c(id.tag, ring.tag)]</text:p>
      <text:p text:style-name="P6"><text:s text:c="2"/>d &lt;- data.frame(x = xy[, 1], y = xy[, 2], id = d.[, 1], yr = d.[, 2])</text:p>
      <text:p text:style-name="P6"><text:s text:c="2"/>d &lt;- d[order(d$id, d$yr), ]</text:p>
      <text:p text:style-name="P6"><text:s text:c="2"/>return(d)</text:p>
      <text:p text:style-name="P6">}</text:p>
      <text:p text:style-name="P6"/>
      <text:p text:style-name="P6"/>
      <text:p text:style-name="P6">#' Return x,y coordinates of a tree ring center point (P00) from shape file of tree ring points</text:p>
      <text:p text:style-name="P6">#'</text:p>
      <text:p text:style-name="P6">#' @param filename <text:s/>a file name of Tree ring points (shape file )</text:p>
      <text:p text:style-name="P6">#' The extension (.shp) is unnecessary.</text:p>
      <text:p text:style-name="P6">#'</text:p>
      <text:p text:style-name="P6">#' @param <text:s text:c="2"/>id.tag <text:s/>string, column name of id (attribute table)</text:p>
      <text:p text:style-name="P6">#' @param ring.tag string, column name of ring years <text:s/>(0 is cambium layer)</text:p>
      <text:p text:style-name="P6">#'</text:p>
      <text:p text:style-name="P6">#' @return numeric : x,y coordinates of a tree ring center point (P00)</text:p>
      <text:p text:style-name="P6">#' @export</text:p>
      <text:p text:style-name="P6">#'</text:p>
      <text:p text:style-name="P6">#' @examples</text:p>
      <text:p text:style-name="P6">#' # This example NOT be run examples</text:p>
      <text:p text:style-name="P6">#' \dontrun{</text:p>
      <text:p text:style-name="P6">#' # read a original point P00 ####</text:p>
      <text:p text:style-name="P6">#' file.path &lt;- '../Abies_277_h400/Abies_277_h400_TreeRing_Points'</text:p>
      <text:p text:style-name="P6">#' ReadShapefile_P00(file.path)</text:p>
      <text:p text:style-name="P6">#'}</text:p>
      <text:h text:style-name="Heading_20_2" text:outline-level="2"><text:bookmark-start text:name="__RefHeading___Toc322_3366858298"/>ReadShapefile_P00 &lt;- function(filename = "points277_h600", id.tag = "id", ring.tag = "ring") {<text:bookmark-end text:name="__RefHeading___Toc322_3366858298"/></text:h>
      <text:p text:style-name="P6"><text:s text:c="2"/>d &lt;- ReadShapefile_TreeRingPoints(filename, id.tag, ring.tag)</text:p>
      <text:p text:style-name="P6"><text:s text:c="2"/>i &lt;- which(d$id == 0)</text:p>
      <text:p text:style-name="P6"><text:s text:c="2"/>(P00 &lt;- c(d$x[i], d$y[i])) <text:s/>### original point P00</text:p>
      <text:p text:style-name="P6"><text:s text:c="2"/>return(P00)</text:p>
      <text:p text:style-name="P6">}</text:p>
      <text:p text:style-name="P6"/>
      <text:p text:style-name="P6"/>
      <text:p text:style-name="P6"/>
      <text:p text:style-name="P6"><text:soft-page-break/>#' Read Shapefile_TreeRings</text:p>
      <text:p text:style-name="P6">#'</text:p>
      <text:p text:style-name="P6">#' @param filename is a file name of shape file written to disk.</text:p>
      <text:p text:style-name="P6">#' The extension (.shp) is unnecessary.</text:p>
      <text:p text:style-name="P6">#' @param ring.tag string, column name of ring years <text:s/>(0 is cambium layer)</text:p>
      <text:p text:style-name="P6">#'</text:p>
      <text:p text:style-name="P6">#' @return a data frame of TreeRingPoints (radial input and correction points)</text:p>
      <text:p text:style-name="P6">#' @export</text:p>
      <text:p text:style-name="P6">#'</text:p>
      <text:p text:style-name="P6">#' @examples</text:p>
      <text:p text:style-name="P6">#'\dontrun{</text:p>
      <text:p text:style-name="P6">#' filename &lt;- '../Abies_277_h400/Abies_277_h400_TreeRing_Representative.shp'</text:p>
      <text:p text:style-name="P6">#' Lplot(ReadShapefile_TreeRings(filename))</text:p>
      <text:p text:style-name="P6">#'}</text:p>
      <text:p text:style-name="P6">#'</text:p>
      <text:h text:style-name="Heading_20_2" text:outline-level="2"><text:bookmark-start text:name="__RefHeading___Toc324_3366858298"/>ReadShapefile_TreeRings &lt;- function(filename = "Abies_277_h400_TreeRing_Representative.shp", ring.tag = "ring") {<text:bookmark-end text:name="__RefHeading___Toc324_3366858298"/></text:h>
      <text:p text:style-name="P6"><text:s text:c="2"/>d &lt;- shapefiles::read.shapefile(filename)</text:p>
      <text:p text:style-name="P6"><text:s text:c="2"/>ring &lt;- as.numeric(as.vector(d$dbf$dbf[, ring.tag]))</text:p>
      <text:p text:style-name="P6"/>
      <text:p text:style-name="P6"><text:s text:c="2"/># sorting of tree ring lines</text:p>
      <text:p text:style-name="P6"><text:s text:c="2"/>jjj &lt;- order(ring)</text:p>
      <text:p text:style-name="P6"><text:s text:c="2"/>(ln &lt;- length(d$shp$shp))</text:p>
      <text:p text:style-name="P6"><text:s text:c="2"/>L &lt;- c()</text:p>
      <text:p text:style-name="P6"><text:s text:c="2"/>for (i in 1:ln) L &lt;- c(L, list(as.matrix(d$shp$shp[[jjj[i]]]$points))) <text:s/>#### add L</text:p>
      <text:p text:style-name="P6"/>
      <text:p text:style-name="P6"><text:s text:c="2"/>(YR_L &lt;- c(as.numeric(as.vector(d$dbf$dbf[, ring.tag])))[jjj])</text:p>
      <text:p text:style-name="P6"/>
      <text:p text:style-name="P6"><text:s text:c="2"/>names(L) &lt;- YR_L <text:s/># add names of tree rings</text:p>
      <text:p text:style-name="P6"><text:s text:c="2"/>return(L)</text:p>
      <text:p text:style-name="P6">}</text:p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4">目次</text:p>
          </text:index-title>
          <text:p text:style-name="P2"><text:a xlink:type="simple" xlink:href="#__RefHeading___Toc306_3366858298" text:style-name="Index_20_Link" text:visited-style-name="Index_20_Link"># TreeRingsInterpolation.R ####<text:tab/>1</text:a></text:p>
          <text:p text:style-name="P3"><text:a xlink:type="simple" xlink:href="#__RefHeading___Toc308_3366858298" text:style-name="Index_20_Link" text:visited-style-name="Index_20_Link">TreeRingsPoints &lt;- function(TR) {<text:tab/>1</text:a></text:p>
          <text:p text:style-name="P3"><text:a xlink:type="simple" xlink:href="#__RefHeading___Toc310_3366858298" text:style-name="Index_20_Link" text:visited-style-name="Index_20_Link">TreeRingsLines &lt;- function(TR) {<text:tab/>2</text:a></text:p>
          <text:p text:style-name="P3"><text:a xlink:type="simple" xlink:href="#__RefHeading___Toc312_3366858298" text:style-name="Index_20_Link" text:visited-style-name="Index_20_Link">TreeRingsInterpolation &lt;- function(TR) {<text:tab/>3</text:a></text:p>
          <text:p text:style-name="P3"><text:a xlink:type="simple" xlink:href="#__RefHeading___Toc314_3366858298" text:style-name="Index_20_Link" text:visited-style-name="Index_20_Link">TreeRingShape &lt;- function(P_filename, L_filename, L2_filename, P_id.tag = "id", P_ring.tag = "ring", L_ring.tag = "ring") {<text:tab/>6</text:a></text:p>
          <text:p text:style-name="P2"><text:a xlink:type="simple" xlink:href="#__RefHeading___Toc316_3366858298" text:style-name="Index_20_Link" text:visited-style-name="Index_20_Link"># ShapeFile.R ####<text:tab/>7</text:a></text:p>
          <text:p text:style-name="P3"><text:a xlink:type="simple" xlink:href="#__RefHeading___Toc318_3366858298" text:style-name="Index_20_Link" text:visited-style-name="Index_20_Link">WriteShapefile_TreeRings &lt;- function(L2 , filename = "test") {<text:tab/>7</text:a></text:p>
          <text:p text:style-name="P3"><text:a xlink:type="simple" xlink:href="#__RefHeading___Toc320_3366858298" text:style-name="Index_20_Link" text:visited-style-name="Index_20_Link">ReadShapefile_TreeRingPoints &lt;- function(filename = "points277_h600", id.tag = "id", ring.tag = "ring") {<text:tab/>8</text:a></text:p>
          <text:p text:style-name="P3"><text:a xlink:type="simple" xlink:href="#__RefHeading___Toc322_3366858298" text:style-name="Index_20_Link" text:visited-style-name="Index_20_Link">ReadShapefile_P00 &lt;- function(filename = "points277_h600", id.tag = "id", ring.tag = "ring") {<text:tab/>8</text:a></text:p>
          <text:p text:style-name="P3"><text:a xlink:type="simple" xlink:href="#__RefHeading___Toc324_3366858298" text:style-name="Index_20_Link" text:visited-style-name="Index_20_Link">ReadShapefile_TreeRings &lt;- function(filename = "Abies_277_h400_TreeRing_Representative.shp", ring.tag = "ring") {<text:tab/>9</text:a></text:p>
        </text:index-body>
      </text:table-of-conten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 Pゴシック" svg:font-family="'Takao Pゴシック'" style:font-family-generic="swiss"/>
    <style:font-face style:name="Takao Pゴシック1" svg:font-family="'Takao P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 Pゴシック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 Pゴシック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Takao Pゴシック1" style:font-family-complex="'Takao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kao Pゴシック" style:font-family-complex="'Takao Pゴシック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kao Pゴシック" style:font-family-complex="'Takao Pゴシック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 Pゴシック" style:font-family-complex="'Takao Pゴシック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標準ページスタイル2"/><text:page-number text:select-page="current">10</text:page-number><text:bookmark-end text:name="PageNumWizard_FOOTER_標準ページスタイル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5:33:25.315641242</meta:creation-date>
    <dc:date>2024-03-22T06:17:55.723422180</dc:date>
    <meta:editing-duration>PT1M18S</meta:editing-duration>
    <meta:editing-cycles>1</meta:editing-cycles>
    <meta:document-statistic meta:table-count="0" meta:image-count="0" meta:object-count="0" meta:page-count="10" meta:paragraph-count="383" meta:word-count="1985" meta:character-count="13390" meta:non-whitespace-character-count="11135"/>
    <meta:generator>LibreOffice/24.2.1.2$Linux_X86_64 LibreOffice_project/420$Build-2</meta:generator>
  </office:meta>
</office:document-meta>
</file>